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Henry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, 1895</text:p>
      <text:p text:style-name="P5">Month<text:tab/><text:tab/><text:tab/><text:tab/><text:tab/><text:tab/>September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iagara Falls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text:tab/><text:tab/><text:tab/><text:tab/><text:tab/>Post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United States/</text:p>
      <text:p text:style-name="P2"><text:tab/>POSTAL CARD./</text:p>
      <text:p text:style-name="P2">WRITE THE ADDRESS ONLY ON THIS SIDE--THE MESSAGE ON THE OTHER/</text:p>
      <text:p text:style-name="P2">To Mr H. S. Morais/</text:p>
      <text:p text:style-name="P2"><text:tab/>546 N<text:span text:style-name="T2">th</text:span><text:span text:style-name="T3"> 5</text:span><text:span text:style-name="T2">th</text:span><text:span text:style-name="T3"> st/</text:span></text:p>
      <text:p text:style-name="P2"><text:span text:style-name="T3"><text:tab/>Philadelphia Pa/</text:span></text:p>
      <text:p text:style-name="P2"><text:span text:style-name="T3"/></text:p>
      <text:p text:style-name="P2"><text:span text:style-name="T3">[Page 2]</text:span></text:p>
      <text:p text:style-name="P3"><text:span text:style-name="T3">Niagara 1</text:span><text:span text:style-name="T2">st</text:span><text:span text:style-name="T3"> September 1895/</text:span></text:p>
      <text:p text:style-name="P2"><text:span text:style-name="T3">My dear children/</text:span></text:p>
      <text:p text:style-name="P2"><text:span text:style-name="T3"><text:tab/>We visited yesterday the Glens at/ Havana and Watkins. <text:s/>They are ter-/-rifically grand. <text:s/>From lake Seneca, we/ arrived at Geneva, at 8 o'clock p m,/ but had to wait till about 9.20 for the/ car to take us here. <text:s/>We came at 1/2 before/ 12. A. M, and being very tired retired./ <text:s/>This morning we will visit the </text:span><text:soft-page-break/><text:span text:style-name="T3">falls./ <text:s/>I don't know yet what arrangements/ I have to make to come home, but I/ will let you know tomorrow. <text:s/>In case/ we should not be able to reach Phila/ before Friday afternoon, let Henry buy/ according to Alice's suggestion for the Sab-/-bath. <text:s/>Nina has a wretched cold, and/ I a slight one, the fruits of traveling./ <text:s/>I trust you are in perfect health./ <text:s/>Affectionately S 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4:20:56.64</meta:creation-date>
    <dc:date>2012-01-03T14:31:51.92</dc:date>
    <dc:creator>Penn Libraries</dc:creator>
    <meta:editing-duration>PT00H10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31" meta:character-count="2174"/>
  </office:meta>
</office:document-meta>
</file>